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2676bf" officeooo:paragraph-rsid="0427028f"/>
    </style:style>
    <style:style style:name="P4" style:family="paragraph" style:parent-style-name="Heading_20_2">
      <style:text-properties officeooo:paragraph-rsid="042676bf"/>
    </style:style>
    <style:style style:name="P5" style:family="paragraph" style:parent-style-name="Text_20_body">
      <style:text-properties officeooo:rsid="042676bf" officeooo:paragraph-rsid="042676bf"/>
    </style:style>
    <style:style style:name="P6" style:family="paragraph" style:parent-style-name="Text_20_body">
      <style:text-properties officeooo:rsid="0428056d" officeooo:paragraph-rsid="042cae42"/>
    </style:style>
    <style:style style:name="P7" style:family="paragraph" style:parent-style-name="Text_20_body">
      <style:text-properties officeooo:rsid="0428056d" officeooo:paragraph-rsid="0428056d"/>
    </style:style>
    <style:style style:name="P8" style:family="paragraph" style:parent-style-name="Text_20_body">
      <style:text-properties officeooo:rsid="0438eb2e" officeooo:paragraph-rsid="0438eb2e"/>
    </style:style>
    <style:style style:name="P9" style:family="paragraph" style:parent-style-name="Heading_20_1">
      <style:text-properties fo:font-weight="normal" officeooo:rsid="042676bf" officeooo:paragraph-rsid="042676b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7028f" style:font-weight-asian="normal" style:font-weight-complex="normal"/>
    </style:style>
    <style:style style:name="T4" style:family="text">
      <style:text-properties fo:font-weight="normal" officeooo:rsid="0430432f" style:font-weight-asian="normal" style:font-weight-complex="normal"/>
    </style:style>
    <style:style style:name="T5" style:family="text">
      <style:text-properties officeooo:rsid="0428056d"/>
    </style:style>
    <style:style style:name="T6" style:family="text">
      <style:text-properties officeooo:rsid="0428777c"/>
    </style:style>
    <style:style style:name="T7" style:family="text">
      <style:text-properties officeooo:rsid="0429f91f"/>
    </style:style>
    <style:style style:name="T8" style:family="text">
      <style:text-properties officeooo:rsid="042b1e76"/>
    </style:style>
    <style:style style:name="T9" style:family="text">
      <style:text-properties officeooo:rsid="042cae42"/>
    </style:style>
    <style:style style:name="T10" style:family="text">
      <style:text-properties fo:font-weight="bold" officeooo:rsid="042b1e7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שאלות למבחן</text:h>
      <text:p text:style-name="P4"><text:span text:style-name="T2">1</text:span><text:span text:style-name="T1">. </text:span></text:p>
      <text:p text:style-name="P5"><text:span text:style-name="T5">א. </text:span>נתונה הגדרה של מחלקה [בלי const]. הוסיפו const לכל השיטות שצריך להוסיף להן const.</text:p>
      <text:p text:style-name="P7">ב. כיתבו תוכנית ראשית<text:span text:style-name="T7">,</text:span> שלא תתקמפל בלי השינויים<text:span text:style-name="T6">,</text:span> וכן תתקמפל עם השינויים.</text:p>
      <text:p text:style-name="P8">ג. כיתבו מימוש שגוי לאחת השיטות, שיתקמפל בלי השינויים, ולא יתקמפל עם השינויים.</text:p>
      <text:p text:style-name="P3"><text:span text:style-name="T3">2</text:span><text:span text:style-name="T1">. </text:span><text:span text:style-name="T4">[חדר בריחה למתכנתים]</text:span></text:p>
      <text:p text:style-name="P6">נתונה הגדרה של מחלקה <text:span text:style-name="T9">עם 8 שיטות שונות </text:span>[עם <text:span text:style-name="T9">ובלי </text:span>const]. נתונה תוכנית ראשית. <text:span text:style-name="T8">נתון שהתוכנית מחזירה ערך שגוי - היא מחזירה 4 וצריכה להחזיר 5. יש לכם 60 דקות לתקן את הבאג. <text:s/>הבעיה, שהשיטות כל-כך ארוכות ומסובכות, שייקח לכם </text:span><text:span text:style-name="T10">לפחות 20 דקות</text:span><text:span text:style-name="T8"> לקרוא ולהבין כל אחת מהן. מה תעשו? נמקו היטב את החלטתכם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5:19:21.268761331</dc:date>
    <meta:editing-duration>P7DT22H51M27S</meta:editing-duration>
    <meta:editing-cycles>987</meta:editing-cycles>
    <meta:document-statistic meta:table-count="0" meta:image-count="0" meta:object-count="0" meta:page-count="1" meta:paragraph-count="9" meta:word-count="108" meta:character-count="576" meta:non-whitespace-character-count="475"/>
  </office:meta>
</office:document-meta>
</file>